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Garamond1" svg:font-family="Garamond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cm" loext:contextual-spacing="false" fo:text-align="end" style:justify-single-word="false"/>
      <style:text-properties officeooo:rsid="0019af2d" officeooo:paragraph-rsid="0019af2d"/>
    </style:style>
    <style:style style:name="P2" style:family="paragraph" style:parent-style-name="Standard">
      <style:paragraph-properties fo:margin-top="0cm" fo:margin-bottom="0cm" loext:contextual-spacing="false"/>
      <style:text-properties style:font-name="Garamond" fo:font-size="16pt" fo:language="fr" fo:country="FR" officeooo:rsid="000c7d02" officeooo:paragraph-rsid="000c7d02" style:font-size-asian="16pt" style:language-asian="zxx" style:country-asian="none" style:font-size-complex="16pt" style:language-complex="zxx" style:country-complex="none"/>
    </style:style>
    <style:style style:name="P3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normal" officeooo:rsid="000d50e8" officeooo:paragraph-rsid="0024753b" style:font-name-asian="Garamond1" style:font-size-asian="12.25pt" style:font-weight-asian="normal" style:font-name-complex="Garamond1" style:font-size-complex="14pt" style:font-weight-complex="normal"/>
    </style:style>
    <style:style style:name="P4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normal" officeooo:rsid="003fa217" officeooo:paragraph-rsid="003fa217" style:font-name-asian="Garamond1" style:font-size-asian="12.25pt" style:font-weight-asian="normal" style:font-name-complex="Garamond1" style:font-size-complex="14pt" style:font-weight-complex="normal"/>
    </style:style>
    <style:style style:name="P5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normal" officeooo:rsid="00096459" officeooo:paragraph-rsid="0024753b" style:font-name-asian="Garamond1" style:font-size-asian="12.25pt" style:font-weight-asian="normal" style:font-name-complex="Garamond1" style:font-size-complex="14pt" style:font-weight-complex="normal"/>
    </style:style>
    <style:style style:name="P6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normal" officeooo:rsid="00c38e38" officeooo:paragraph-rsid="0024753b" style:font-name-asian="Garamond1" style:font-size-asian="12.25pt" style:font-weight-asian="normal" style:font-name-complex="Garamond1" style:font-size-complex="14pt" style:font-weight-complex="normal"/>
    </style:style>
    <style:style style:name="P7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normal" officeooo:rsid="003f2bd7" officeooo:paragraph-rsid="004ea584" style:font-name-asian="Garamond1" style:font-size-asian="12.25pt" style:font-weight-asian="normal" style:font-name-complex="Garamond1" style:font-size-complex="14pt" style:font-weight-complex="normal"/>
    </style:style>
    <style:style style:name="P8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normal" officeooo:rsid="00276e3d" officeooo:paragraph-rsid="0024753b" style:font-name-asian="Garamond1" style:font-size-asian="12.25pt" style:font-weight-asian="normal" style:font-name-complex="Garamond1" style:font-size-complex="14pt" style:font-weight-complex="normal"/>
    </style:style>
    <style:style style:name="P9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normal" officeooo:rsid="000971d9" officeooo:paragraph-rsid="0024753b" style:font-name-asian="Garamond1" style:font-size-asian="12.25pt" style:font-weight-asian="normal" style:font-name-complex="Garamond1" style:font-size-complex="14pt" style:font-weight-complex="normal"/>
    </style:style>
    <style:style style:name="P10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normal" officeooo:rsid="0048d5e8" officeooo:paragraph-rsid="0048d5e8" style:font-name-asian="Garamond1" style:font-size-asian="12.25pt" style:font-weight-asian="normal" style:font-name-complex="Garamond1" style:font-size-complex="14pt" style:font-weight-complex="normal"/>
    </style:style>
    <style:style style:name="P11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normal" officeooo:rsid="004e23e3" officeooo:paragraph-rsid="004e23e3" style:font-name-asian="Garamond1" style:font-size-asian="12.25pt" style:font-weight-asian="normal" style:font-name-complex="Garamond1" style:font-size-complex="14pt" style:font-weight-complex="normal"/>
    </style:style>
    <style:style style:name="P12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normal" officeooo:rsid="004e9894" officeooo:paragraph-rsid="004e9894" style:font-name-asian="Garamond1" style:font-size-asian="12.25pt" style:font-weight-asian="normal" style:font-name-complex="Garamond1" style:font-size-complex="14pt" style:font-weight-complex="normal"/>
    </style:style>
    <style:style style:name="P13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normal" officeooo:rsid="000971d9" officeooo:paragraph-rsid="0024753b" style:font-size-asian="12.25pt" style:font-weight-asian="normal" style:font-size-complex="14pt" style:font-weight-complex="normal"/>
    </style:style>
    <style:style style:name="P14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normal" officeooo:rsid="004e23e3" officeooo:paragraph-rsid="004e23e3" style:font-size-asian="12.25pt" style:font-weight-asian="normal" style:font-size-complex="14pt" style:font-weight-complex="normal"/>
    </style:style>
    <style:style style:name="P15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normal" officeooo:rsid="004ea584" officeooo:paragraph-rsid="004ea584" style:font-size-asian="12.25pt" style:font-weight-asian="normal" style:font-size-complex="14pt" style:font-weight-complex="normal"/>
    </style:style>
    <style:style style:name="P16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normal" officeooo:rsid="00096459" officeooo:paragraph-rsid="0024753b" fo:background-color="#ffffff" style:font-name-asian="Garamond1" style:font-size-asian="12.25pt" style:font-weight-asian="normal" style:font-name-complex="Garamond1" style:font-size-complex="14pt" style:font-weight-complex="normal"/>
    </style:style>
    <style:style style:name="P17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normal" officeooo:rsid="003f2bd7" officeooo:paragraph-rsid="0024753b" fo:background-color="#ffffff" style:font-name-asian="Garamond1" style:font-size-asian="12.25pt" style:font-weight-asian="normal" style:font-name-complex="Garamond1" style:font-size-complex="14pt" style:font-weight-complex="normal"/>
    </style:style>
    <style:style style:name="P18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normal" officeooo:rsid="00276e3d" officeooo:paragraph-rsid="0024753b" fo:background-color="#ffffff" style:font-name-asian="Garamond1" style:font-size-asian="12.25pt" style:font-weight-asian="normal" style:font-name-complex="Garamond1" style:font-size-complex="14pt" style:font-weight-complex="normal"/>
    </style:style>
    <style:style style:name="P19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normal" officeooo:rsid="000971d9" officeooo:paragraph-rsid="0024753b" fo:background-color="#ffffff" style:font-name-asian="Garamond1" style:font-size-asian="12.25pt" style:font-weight-asian="normal" style:font-name-complex="Garamond1" style:font-size-complex="14pt" style:font-weight-complex="normal"/>
    </style:style>
    <style:style style:name="P20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normal" officeooo:rsid="004f6313" officeooo:paragraph-rsid="004f6313" fo:background-color="#ffffff" style:font-name-asian="Garamond1" style:font-size-asian="12.25pt" style:font-weight-asian="normal" style:font-name-complex="Garamond1" style:font-size-complex="14pt" style:font-weight-complex="normal"/>
    </style:style>
    <style:style style:name="P21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normal" officeooo:rsid="002433e3" officeooo:paragraph-rsid="0024753b" fo:background-color="#ffffff" style:font-name-asian="Garamond1" style:font-size-asian="12.25pt" style:font-weight-asian="normal" style:font-name-complex="Garamond1" style:font-size-complex="14pt" style:font-weight-complex="normal"/>
    </style:style>
    <style:style style:name="P22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normal" officeooo:rsid="00290ef0" officeooo:paragraph-rsid="0024753b" fo:background-color="#ffffff" style:font-name-asian="Garamond1" style:font-size-asian="12.25pt" style:font-weight-asian="normal" style:font-name-complex="Garamond1" style:font-size-complex="14pt" style:font-weight-complex="normal"/>
    </style:style>
    <style:style style:name="P23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normal" officeooo:rsid="0031d6b6" officeooo:paragraph-rsid="0024753b" fo:background-color="#ffffff" style:font-size-asian="12.25pt" style:font-weight-asian="normal" style:font-size-complex="14pt" style:font-weight-complex="normal"/>
    </style:style>
    <style:style style:name="P24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normal" officeooo:rsid="002e95a0" officeooo:paragraph-rsid="0024753b" fo:background-color="#ffffff" style:font-size-asian="12.25pt" style:font-weight-asian="normal" style:font-size-complex="14pt" style:font-weight-complex="normal"/>
    </style:style>
    <style:style style:name="P25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style="normal" fo:font-weight="normal" officeooo:rsid="000af1b0" officeooo:paragraph-rsid="0024753b" style:font-name-asian="Garamond1" style:font-size-asian="12.25pt" style:language-asian="zxx" style:country-asian="none" style:font-style-asian="normal" style:font-weight-asian="normal" style:font-name-complex="Garamond1" style:font-size-complex="14pt" style:language-complex="zxx" style:country-complex="none" style:font-style-complex="normal" style:font-weight-complex="normal"/>
    </style:style>
    <style:style style:name="P26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style="normal" fo:font-weight="normal" officeooo:rsid="000af1b0" officeooo:paragraph-rsid="0024753b" fo:background-color="#ffffff" style:font-name-asian="Garamond1" style:font-size-asian="12.25pt" style:language-asian="zxx" style:country-asian="none" style:font-style-asian="normal" style:font-weight-asian="normal" style:font-name-complex="Garamond1" style:font-size-complex="14pt" style:language-complex="zxx" style:country-complex="none" style:font-style-complex="normal" style:font-weight-complex="normal"/>
    </style:style>
    <style:style style:name="P27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officeooo:paragraph-rsid="004e23e3"/>
    </style:style>
    <style:style style:name="P28" style:family="paragraph" style:parent-style-name="Standard">
      <loext:graphic-properties draw:fill="none"/>
      <style:paragraph-properties fo:margin-left="1.101cm" fo:margin-right="0cm" fo:margin-top="0cm" fo:margin-bottom="0cm" loext:contextual-spacing="false" fo:text-indent="0cm" style:auto-text-indent="false" fo:background-color="transparent"/>
      <style:text-properties style:font-name="Garamond" fo:font-size="14pt" fo:language="fr" fo:country="FR" officeooo:rsid="0024753b" officeooo:paragraph-rsid="0024753b" style:font-size-asian="14pt" style:font-size-complex="14pt"/>
    </style:style>
    <style:style style:name="P29" style:family="paragraph" style:parent-style-name="Standard">
      <loext:graphic-properties draw:fill="none"/>
      <style:paragraph-properties fo:margin-left="1.101cm" fo:margin-right="0cm" fo:margin-top="0cm" fo:margin-bottom="0cm" loext:contextual-spacing="false" fo:text-indent="0cm" style:auto-text-indent="false" fo:background-color="transparent"/>
      <style:text-properties style:font-name="Garamond" fo:font-size="14pt" fo:language="fr" fo:country="FR" officeooo:rsid="004c26ca" officeooo:paragraph-rsid="004c26ca" style:font-size-asian="14pt" style:font-size-complex="14pt"/>
    </style:style>
    <style:style style:name="P30" style:family="paragraph" style:parent-style-name="Standard">
      <loext:graphic-properties draw:fill="none"/>
      <style:paragraph-properties fo:margin-left="1.101cm" fo:margin-right="0cm" fo:margin-top="0cm" fo:margin-bottom="0cm" loext:contextual-spacing="false" fo:text-indent="0cm" style:auto-text-indent="false" fo:background-color="transparent"/>
      <style:text-properties style:font-name="Garamond" fo:font-size="14pt" fo:language="fr" fo:country="FR" officeooo:rsid="004d142a" officeooo:paragraph-rsid="004d142a" style:font-size-asian="14pt" style:font-size-complex="14pt"/>
    </style:style>
    <style:style style:name="P31" style:family="paragraph" style:parent-style-name="Standard">
      <loext:graphic-properties draw:fill="none"/>
      <style:paragraph-properties fo:margin-left="1.101cm" fo:margin-right="0cm" fo:margin-top="0cm" fo:margin-bottom="0cm" loext:contextual-spacing="false" fo:text-indent="0cm" style:auto-text-indent="false" fo:background-color="transparent"/>
      <style:text-properties style:font-name="Garamond" fo:font-size="14pt" fo:language="fr" fo:country="FR" officeooo:rsid="004d142a" officeooo:paragraph-rsid="004e23e3" style:font-size-asian="14pt" style:font-size-complex="14pt"/>
    </style:style>
    <style:style style:name="P32" style:family="paragraph" style:parent-style-name="Standard">
      <loext:graphic-properties draw:fill="none"/>
      <style:paragraph-properties fo:margin-left="1.101cm" fo:margin-right="0cm" fo:margin-top="0cm" fo:margin-bottom="0cm" loext:contextual-spacing="false" fo:text-indent="0cm" style:auto-text-indent="false" fo:background-color="transparent"/>
      <style:text-properties style:font-name="Garamond" fo:font-size="14pt" fo:language="fr" fo:country="FR" officeooo:rsid="004e23e3" officeooo:paragraph-rsid="004e23e3" style:font-size-asian="14pt" style:font-size-complex="14pt"/>
    </style:style>
    <style:style style:name="P33" style:family="paragraph" style:parent-style-name="Standard">
      <loext:graphic-properties draw:fill="none"/>
      <style:paragraph-properties fo:margin-left="1.101cm" fo:margin-right="0cm" fo:margin-top="0cm" fo:margin-bottom="0cm" loext:contextual-spacing="false" fo:text-indent="0cm" style:auto-text-indent="false" fo:background-color="transparent"/>
      <style:text-properties style:font-name="Garamond" fo:font-size="14pt" fo:language="fr" fo:country="FR" officeooo:rsid="004a14cc" officeooo:paragraph-rsid="004a14cc" style:font-size-asian="14pt" style:font-size-complex="14pt"/>
    </style:style>
    <style:style style:name="P34" style:family="paragraph" style:parent-style-name="Standard">
      <loext:graphic-properties draw:fill="none"/>
      <style:paragraph-properties fo:margin-left="1.101cm" fo:margin-right="0cm" fo:margin-top="0cm" fo:margin-bottom="0cm" loext:contextual-spacing="false" fo:text-indent="0cm" style:auto-text-indent="false" fo:background-color="transparent"/>
      <style:text-properties style:font-name="Garamond" fo:font-size="14pt" fo:language="fr" fo:country="FR" fo:font-weight="normal" officeooo:rsid="000665e2" officeooo:paragraph-rsid="0024753b" style:font-name-asian="Garamond1" style:font-size-asian="12.25pt" style:language-asian="zxx" style:country-asian="none" style:font-weight-asian="normal" style:font-name-complex="Garamond1" style:font-size-complex="14pt" style:language-complex="zxx" style:country-complex="none" style:font-weight-complex="normal"/>
    </style:style>
    <style:style style:name="P35" style:family="paragraph" style:parent-style-name="Standard">
      <loext:graphic-properties draw:fill="none"/>
      <style:paragraph-properties fo:margin-left="1.101cm" fo:margin-right="0cm" fo:margin-top="0cm" fo:margin-bottom="0cm" loext:contextual-spacing="false" fo:text-indent="0cm" style:auto-text-indent="false" fo:background-color="transparent"/>
      <style:text-properties style:font-name="Garamond" fo:font-size="14pt" fo:language="fr" fo:country="FR" fo:font-weight="normal" officeooo:rsid="000665e2" officeooo:paragraph-rsid="004a14cc" style:font-name-asian="Garamond1" style:font-size-asian="12.25pt" style:font-weight-asian="normal" style:font-name-complex="Garamond1" style:font-size-complex="14pt" style:font-weight-complex="normal"/>
    </style:style>
    <style:style style:name="P36" style:family="paragraph" style:parent-style-name="Standard">
      <loext:graphic-properties draw:fill="none"/>
      <style:paragraph-properties fo:margin-left="1.101cm" fo:margin-right="0cm" fo:margin-top="0cm" fo:margin-bottom="0cm" loext:contextual-spacing="false" fo:text-indent="0cm" style:auto-text-indent="false" fo:background-color="transparent"/>
      <style:text-properties style:font-name="Garamond" fo:font-size="14pt" fo:language="fr" fo:country="FR" fo:font-weight="normal" officeooo:rsid="000665e2" officeooo:paragraph-rsid="0024753b" style:font-name-asian="Garamond1" style:font-size-asian="12.25pt" style:font-weight-asian="normal" style:font-name-complex="Garamond1" style:font-size-complex="14pt" style:font-weight-complex="normal"/>
    </style:style>
    <style:style style:name="P37" style:family="paragraph" style:parent-style-name="Standard">
      <loext:graphic-properties draw:fill="none"/>
      <style:paragraph-properties fo:margin-left="1.101cm" fo:margin-right="0cm" fo:margin-top="0cm" fo:margin-bottom="0cm" loext:contextual-spacing="false" fo:text-indent="0cm" style:auto-text-indent="false" fo:background-color="transparent"/>
      <style:text-properties style:font-name="Garamond" fo:font-size="14pt" fo:language="fr" fo:country="FR" fo:font-weight="normal" officeooo:rsid="004a14cc" officeooo:paragraph-rsid="004a14cc" style:font-name-asian="Garamond1" style:font-size-asian="12.25pt" style:font-weight-asian="normal" style:font-name-complex="Garamond1" style:font-size-complex="14pt" style:font-weight-complex="normal"/>
    </style:style>
    <style:style style:name="P38" style:family="paragraph" style:parent-style-name="Standard">
      <loext:graphic-properties draw:fill="none"/>
      <style:paragraph-properties fo:margin-left="1.101cm" fo:margin-right="0cm" fo:margin-top="0cm" fo:margin-bottom="0cm" loext:contextual-spacing="false" fo:text-indent="0cm" style:auto-text-indent="false" fo:background-color="transparent"/>
      <style:text-properties style:font-name="Garamond" fo:font-size="14pt" fo:language="fr" fo:country="FR" fo:font-weight="normal" officeooo:rsid="000806a9" officeooo:paragraph-rsid="0024753b" style:font-name-asian="Garamond1" style:font-size-asian="12.25pt" style:font-weight-asian="normal" style:font-name-complex="Garamond1" style:font-size-complex="14pt" style:font-weight-complex="normal"/>
    </style:style>
    <style:style style:name="P39" style:family="paragraph" style:parent-style-name="Standard">
      <loext:graphic-properties draw:fill="none"/>
      <style:paragraph-properties fo:margin-left="1.101cm" fo:margin-right="0cm" fo:margin-top="0cm" fo:margin-bottom="0cm" loext:contextual-spacing="false" fo:text-indent="0cm" style:auto-text-indent="false" fo:background-color="transparent"/>
      <style:text-properties style:font-name="Garamond" fo:font-size="14pt" fo:language="fr" fo:country="FR" fo:font-weight="bold" officeooo:rsid="0024753b" officeooo:paragraph-rsid="0024753b" style:font-size-asian="14pt" style:font-weight-asian="bold" style:font-size-complex="14pt" style:font-weight-complex="bold"/>
    </style:style>
    <style:style style:name="P40" style:family="paragraph" style:parent-style-name="Standard">
      <loext:graphic-properties draw:fill="none"/>
      <style:paragraph-properties fo:margin-left="1.101cm" fo:margin-right="0cm" fo:margin-top="0cm" fo:margin-bottom="0cm" loext:contextual-spacing="false" fo:text-indent="0cm" style:auto-text-indent="false" fo:background-color="transparent"/>
      <style:text-properties style:font-name="Garamond" fo:font-size="14pt" fo:language="fr" fo:country="FR" fo:font-weight="bold" officeooo:rsid="0024753b" officeooo:paragraph-rsid="004a14cc" style:font-name-asian="Garamond1" style:font-size-asian="14pt" style:font-weight-asian="bold" style:font-name-complex="Garamond1" style:font-size-complex="14pt" style:font-weight-complex="bold"/>
    </style:style>
    <style:style style:name="P41" style:family="paragraph" style:parent-style-name="Standard">
      <loext:graphic-properties draw:fill="none"/>
      <style:paragraph-properties fo:margin-left="1.101cm" fo:margin-right="0cm" fo:margin-top="0cm" fo:margin-bottom="0cm" loext:contextual-spacing="false" fo:text-indent="0cm" style:auto-text-indent="false" fo:background-color="transparent"/>
      <style:text-properties style:font-name="Garamond" fo:font-size="14pt" fo:language="fr" fo:country="FR" fo:font-weight="bold" officeooo:rsid="0024753b" officeooo:paragraph-rsid="004c26ca" style:font-name-asian="Garamond1" style:font-size-asian="14pt" style:font-weight-asian="bold" style:font-name-complex="Garamond1" style:font-size-complex="14pt" style:font-weight-complex="bold"/>
    </style:style>
    <style:style style:name="P42" style:family="paragraph" style:parent-style-name="Standard">
      <loext:graphic-properties draw:fill="none"/>
      <style:paragraph-properties fo:margin-left="1.101cm" fo:margin-right="0cm" fo:margin-top="0cm" fo:margin-bottom="0cm" loext:contextual-spacing="false" fo:text-indent="0cm" style:auto-text-indent="false" fo:background-color="transparent"/>
      <style:text-properties style:font-name="Garamond" fo:font-size="14pt" fo:language="fr" fo:country="FR" fo:font-weight="bold" officeooo:rsid="0024753b" officeooo:paragraph-rsid="004d142a" style:font-name-asian="Garamond1" style:font-size-asian="14pt" style:font-weight-asian="bold" style:font-name-complex="Garamond1" style:font-size-complex="14pt" style:font-weight-complex="bold"/>
    </style:style>
    <style:style style:name="P43" style:family="paragraph" style:parent-style-name="Standard">
      <loext:graphic-properties draw:fill="none"/>
      <style:paragraph-properties fo:margin-left="1.101cm" fo:margin-right="0cm" fo:margin-top="0cm" fo:margin-bottom="0cm" loext:contextual-spacing="false" fo:text-indent="0cm" style:auto-text-indent="false" fo:background-color="transparent"/>
      <style:text-properties style:font-name="Garamond" officeooo:paragraph-rsid="0024753b"/>
    </style:style>
    <style:style style:name="P44" style:family="paragraph" style:parent-style-name="Standard">
      <loext:graphic-properties draw:fill="none"/>
      <style:paragraph-properties fo:margin-left="1.101cm" fo:margin-right="0cm" fo:margin-top="0cm" fo:margin-bottom="0cm" loext:contextual-spacing="false" fo:text-indent="0cm" style:auto-text-indent="false" fo:background-color="transparent"/>
      <style:text-properties style:font-name="Garamond" officeooo:rsid="004b9a02" officeooo:paragraph-rsid="004b9a02"/>
    </style:style>
    <style:style style:name="P45" style:family="paragraph" style:parent-style-name="Standard">
      <loext:graphic-properties draw:fill="none"/>
      <style:paragraph-properties fo:margin-left="1.101cm" fo:margin-right="0cm" fo:margin-top="0cm" fo:margin-bottom="0cm" loext:contextual-spacing="false" fo:text-indent="0cm" style:auto-text-indent="false" fo:background-color="transparent"/>
      <style:text-properties style:font-name="Garamond" officeooo:rsid="004c26ca" officeooo:paragraph-rsid="004b9a02"/>
    </style:style>
    <style:style style:name="P46" style:family="paragraph" style:parent-style-name="Standard">
      <loext:graphic-properties draw:fill="none"/>
      <style:paragraph-properties fo:margin-left="1.101cm" fo:margin-right="0cm" fo:margin-top="0cm" fo:margin-bottom="0cm" loext:contextual-spacing="false" fo:text-indent="0cm" style:auto-text-indent="false" fo:background-color="transparent"/>
      <style:text-properties style:text-position="0% 100%" style:font-name="Garamond" fo:font-size="14pt" fo:language="fr" fo:country="FR" fo:font-weight="normal" officeooo:rsid="0024753b" officeooo:paragraph-rsid="0024753b" style:font-name-asian="Garamond1" style:font-size-asian="12.25pt" style:language-asian="zxx" style:country-asian="none" style:font-weight-asian="normal" style:font-name-complex="Garamond1" style:font-size-complex="14pt" style:language-complex="zxx" style:country-complex="none" style:font-weight-complex="normal"/>
    </style:style>
    <style:style style:name="P47" style:family="paragraph" style:parent-style-name="Standard" style:master-page-name="">
      <loext:graphic-properties draw:fill="none"/>
      <style:paragraph-properties fo:margin-left="1.101cm" fo:margin-right="0cm" fo:margin-top="0cm" fo:margin-bottom="0cm" loext:contextual-spacing="false" fo:text-indent="0cm" style:auto-text-indent="false" style:page-number="auto" fo:background-color="transparent"/>
      <style:text-properties style:font-name="Garamond" fo:font-size="14pt" fo:language="fr" fo:country="FR" officeooo:rsid="0024753b" officeooo:paragraph-rsid="0024753b" style:font-size-asian="14pt" style:font-size-complex="14pt"/>
    </style:style>
    <style:style style:name="P48" style:family="paragraph" style:parent-style-name="Standard">
      <loext:graphic-properties draw:fill="none"/>
      <style:paragraph-properties fo:margin-left="1.101cm" fo:margin-right="0cm" fo:margin-top="0cm" fo:margin-bottom="0cm" loext:contextual-spacing="false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bold" officeooo:rsid="0024753b" officeooo:paragraph-rsid="0024753b" style:font-size-asian="14pt" style:font-weight-asian="bold" style:font-size-complex="14pt" style:font-weight-complex="bold"/>
    </style:style>
    <style:style style:name="P49" style:family="paragraph" style:parent-style-name="Standard">
      <loext:graphic-properties draw:fill="none"/>
      <style:paragraph-properties fo:margin-left="1.101cm" fo:margin-right="0cm" fo:margin-top="0cm" fo:margin-bottom="0cm" loext:contextual-spacing="false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bold" officeooo:rsid="0024753b" officeooo:paragraph-rsid="0024753b" style:font-name-asian="Garamond1" style:font-size-asian="14pt" style:font-weight-asian="bold" style:font-name-complex="Garamond1" style:font-size-complex="14pt" style:font-weight-complex="bold"/>
    </style:style>
    <style:style style:name="P50" style:family="paragraph" style:parent-style-name="Standard">
      <loext:graphic-properties draw:fill="none"/>
      <style:paragraph-properties fo:margin-left="1.101cm" fo:margin-right="0cm" fo:margin-top="0cm" fo:margin-bottom="0cm" loext:contextual-spacing="false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bold" officeooo:rsid="000665e2" officeooo:paragraph-rsid="0024753b" style:font-name-asian="Garamond1" style:font-size-asian="12.25pt" style:language-asian="zxx" style:country-asian="none" style:font-weight-asian="bold" style:font-name-complex="Garamond1" style:font-size-complex="14pt" style:language-complex="zxx" style:country-complex="none" style:font-weight-complex="bold"/>
    </style:style>
    <style:style style:name="P51" style:family="paragraph" style:parent-style-name="Standard">
      <loext:graphic-properties draw:fill="none"/>
      <style:paragraph-properties fo:margin-left="1.101cm" fo:margin-right="0cm" fo:margin-top="0cm" fo:margin-bottom="0cm" loext:contextual-spacing="false" fo:text-align="start" style:justify-single-word="false" fo:orphans="2" fo:widows="2" fo:text-indent="0cm" style:auto-text-indent="false" fo:background-color="transparent" style:writing-mode="lr-tb"/>
      <style:text-properties style:text-position="0% 100%" style:font-name="Garamond" fo:font-size="14pt" fo:language="fr" fo:country="FR" fo:font-weight="bold" officeooo:rsid="00096459" officeooo:paragraph-rsid="0024753b" style:font-name-asian="Garamond1" style:font-size-asian="12.25pt" style:language-asian="zxx" style:country-asian="none" style:font-weight-asian="bold" style:font-name-complex="Garamond1" style:font-size-complex="14pt" style:language-complex="zxx" style:country-complex="none" style:font-weight-complex="bold"/>
    </style:style>
    <style:style style:name="P52" style:family="paragraph" style:parent-style-name="Standard">
      <loext:graphic-properties draw:fill="none"/>
      <style:paragraph-properties fo:margin-left="1.101cm" fo:margin-right="0cm" fo:margin-top="0cm" fo:margin-bottom="0cm" loext:contextual-spacing="false" fo:text-align="start" style:justify-single-word="false" fo:orphans="2" fo:widows="2" fo:text-indent="0cm" style:auto-text-indent="false" fo:background-color="transparent" style:writing-mode="lr-tb"/>
      <style:text-properties style:text-position="0% 100%" style:font-name="Garamond" fo:font-size="14pt" fo:language="fr" fo:country="FR" fo:font-weight="bold" officeooo:rsid="0024753b" officeooo:paragraph-rsid="0024753b" style:font-name-asian="Garamond1" style:font-size-asian="12.25pt" style:language-asian="zxx" style:country-asian="none" style:font-weight-asian="bold" style:font-name-complex="Garamond1" style:font-size-complex="14pt" style:language-complex="zxx" style:country-complex="none" style:font-weight-complex="bold"/>
    </style:style>
    <style:style style:name="P53" style:family="paragraph" style:parent-style-name="Standard">
      <loext:graphic-properties draw:fill="none"/>
      <style:paragraph-properties fo:margin-left="1.101cm" fo:margin-right="0cm" fo:margin-top="0cm" fo:margin-bottom="0cm" loext:contextual-spacing="false" fo:text-align="start" style:justify-single-word="false" fo:orphans="2" fo:widows="2" fo:text-indent="0cm" style:auto-text-indent="false" fo:background-color="transparent" style:writing-mode="lr-tb"/>
      <style:text-properties style:text-position="0% 100%" style:font-name="Garamond" fo:font-size="14pt" fo:language="fr" fo:country="FR" fo:font-weight="bold" officeooo:rsid="004f6313" officeooo:paragraph-rsid="0024753b" fo:background-color="#ffffff" style:font-name-asian="Garamond1" style:font-size-asian="12.25pt" style:language-asian="zxx" style:country-asian="none" style:font-weight-asian="bold" style:font-name-complex="Garamond1" style:font-size-complex="14pt" style:language-complex="zxx" style:country-complex="none" style:font-weight-complex="bold"/>
    </style:style>
    <style:style style:name="P54" style:family="paragraph" style:parent-style-name="Standard">
      <style:paragraph-properties fo:text-align="center" style:justify-single-word="false"/>
      <style:text-properties style:font-name="Garamond" fo:font-size="18pt" fo:language="fr" fo:country="FR" fo:font-weight="bold" officeooo:rsid="0024753b" officeooo:paragraph-rsid="0024753b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55" style:family="paragraph" style:parent-style-name="Standard">
      <style:text-properties style:font-name="Garamond" fo:font-size="16pt" fo:language="fr" fo:country="FR" fo:font-weight="bold" officeooo:rsid="0024753b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56" style:family="paragraph" style:parent-style-name="Standard">
      <loext:graphic-properties draw:fill="none"/>
      <style:paragraph-properties fo:margin-left="1.101cm" fo:margin-right="0cm" fo:margin-top="0cm" fo:margin-bottom="0cm" loext:contextual-spacing="false" fo:text-indent="0cm" style:auto-text-indent="false" fo:background-color="transparent"/>
      <style:text-properties style:font-name="Garamond" fo:font-size="14pt" fo:language="fr" fo:country="FR" fo:font-weight="normal" officeooo:rsid="004a14cc" officeooo:paragraph-rsid="004a14cc" style:font-name-asian="Garamond1" style:font-size-asian="12.25pt" style:font-weight-asian="normal" style:font-name-complex="Garamond1" style:font-size-complex="14pt" style:font-weight-complex="normal"/>
    </style:style>
    <style:style style:name="P57" style:family="paragraph" style:parent-style-name="Standard">
      <loext:graphic-properties draw:fill="none"/>
      <style:paragraph-properties fo:margin-left="1.101cm" fo:margin-right="0cm" fo:margin-top="0cm" fo:margin-bottom="0cm" loext:contextual-spacing="false" fo:text-indent="0cm" style:auto-text-indent="false" fo:background-color="transparent"/>
      <style:text-properties style:font-name="Garamond" fo:font-size="14pt" fo:language="fr" fo:country="FR" fo:font-weight="normal" officeooo:rsid="004b9a02" officeooo:paragraph-rsid="004b9a02" style:font-name-asian="Garamond1" style:font-size-asian="12.25pt" style:font-weight-asian="normal" style:font-name-complex="Garamond1" style:font-size-complex="14pt" style:font-weight-complex="normal"/>
    </style:style>
    <style:style style:name="P58" style:family="paragraph" style:parent-style-name="Standard">
      <loext:graphic-properties draw:fill="none"/>
      <style:paragraph-properties fo:margin-left="1.101cm" fo:margin-right="0cm" fo:margin-top="0cm" fo:margin-bottom="0cm" loext:contextual-spacing="false" fo:text-indent="0cm" style:auto-text-indent="false" fo:background-color="transparent"/>
      <style:text-properties style:font-name="Garamond" fo:font-size="14pt" fo:language="fr" fo:country="FR" fo:font-weight="normal" officeooo:rsid="004c26ca" officeooo:paragraph-rsid="004b9a02" style:font-name-asian="Garamond1" style:font-size-asian="12.25pt" style:font-weight-asian="normal" style:font-name-complex="Garamond1" style:font-size-complex="14pt" style:font-weight-complex="normal"/>
    </style:style>
    <style:style style:name="P59" style:family="paragraph" style:parent-style-name="Standard">
      <loext:graphic-properties draw:fill="none"/>
      <style:paragraph-properties fo:margin-left="1.101cm" fo:margin-right="0cm" fo:margin-top="0cm" fo:margin-bottom="0cm" loext:contextual-spacing="false" fo:text-indent="0cm" style:auto-text-indent="false" fo:background-color="transparent"/>
      <style:text-properties style:font-name="Garamond" fo:font-size="14pt" fo:language="fr" fo:country="FR" fo:font-weight="normal" officeooo:rsid="004c26ca" officeooo:paragraph-rsid="004c26ca" style:font-name-asian="Garamond1" style:font-size-asian="12.25pt" style:font-weight-asian="normal" style:font-name-complex="Garamond1" style:font-size-complex="14pt" style:font-weight-complex="normal"/>
    </style:style>
    <style:style style:name="P60" style:family="paragraph" style:parent-style-name="Standard">
      <loext:graphic-properties draw:fill="none"/>
      <style:paragraph-properties fo:margin-left="1.101cm" fo:margin-right="0cm" fo:margin-top="0cm" fo:margin-bottom="0cm" loext:contextual-spacing="false" fo:text-indent="0cm" style:auto-text-indent="false" fo:background-color="transparent"/>
      <style:text-properties style:font-name="Garamond" fo:font-size="14pt" fo:language="fr" fo:country="FR" fo:font-weight="normal" officeooo:rsid="004d142a" officeooo:paragraph-rsid="004d142a" style:font-name-asian="Garamond1" style:font-size-asian="12.25pt" style:font-weight-asian="normal" style:font-name-complex="Garamond1" style:font-size-complex="14pt" style:font-weight-complex="normal"/>
    </style:style>
    <style:style style:name="P61" style:family="paragraph" style:parent-style-name="Standard">
      <loext:graphic-properties draw:fill="none"/>
      <style:paragraph-properties fo:margin-left="1.101cm" fo:margin-right="0cm" fo:margin-top="0cm" fo:margin-bottom="0cm" loext:contextual-spacing="false" fo:text-indent="0cm" style:auto-text-indent="false" fo:background-color="transparent"/>
      <style:text-properties style:font-name="Garamond" fo:font-size="14pt" fo:language="fr" fo:country="FR" fo:font-weight="normal" officeooo:rsid="004e23e3" officeooo:paragraph-rsid="004e23e3" style:font-name-asian="Garamond1" style:font-size-asian="12.25pt" style:font-weight-asian="normal" style:font-name-complex="Garamond1" style:font-size-complex="14pt" style:font-weight-complex="normal"/>
    </style:style>
    <style:style style:name="P62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normal" officeooo:rsid="004e23e3" officeooo:paragraph-rsid="004e23e3" style:font-name-asian="Garamond1" style:font-size-asian="12.25pt" style:font-weight-asian="normal" style:font-name-complex="Garamond1" style:font-size-complex="14pt" style:font-weight-complex="normal"/>
    </style:style>
    <style:style style:name="P63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normal" officeooo:rsid="004e23e3" officeooo:paragraph-rsid="005193d3" style:font-name-asian="Garamond1" style:font-size-asian="12.25pt" style:font-weight-asian="normal" style:font-name-complex="Garamond1" style:font-size-complex="14pt" style:font-weight-complex="normal"/>
    </style:style>
    <style:style style:name="P64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normal" officeooo:rsid="002433e3" officeooo:paragraph-rsid="005193d3" style:font-name-asian="Garamond1" style:font-size-asian="12.25pt" style:font-weight-asian="normal" style:font-name-complex="Garamond1" style:font-size-complex="14pt" style:font-weight-complex="normal"/>
    </style:style>
    <style:style style:name="P65" style:family="paragraph" style:parent-style-name="normal" style:master-page-name="">
      <loext:graphic-properties draw:fill="none"/>
      <style:paragraph-properties fo:margin-left="1.101cm" fo:margin-right="0cm" fo:text-align="start" style:justify-single-word="false" fo:orphans="2" fo:widows="2" fo:text-indent="0cm" style:auto-text-indent="false" style:page-number="auto" fo:background-color="transparent" style:writing-mode="lr-tb"/>
      <style:text-properties style:font-name="Garamond" fo:font-size="14pt" fo:language="fr" fo:country="FR" fo:font-weight="normal" officeooo:rsid="000971d9" officeooo:paragraph-rsid="0024753b" fo:background-color="#ffffff" style:font-name-asian="Garamond1" style:font-size-asian="12.25pt" style:font-weight-asian="normal" style:font-name-complex="Garamond1" style:font-size-complex="14pt" style:font-weight-complex="normal"/>
    </style:style>
    <style:style style:name="T1" style:family="text">
      <style:text-properties officeooo:rsid="001feb0d"/>
    </style:style>
    <style:style style:name="T2" style:family="text">
      <style:text-properties style:text-position="super 58%" style:language-asian="zxx" style:country-asian="none" style:language-complex="zxx" style:country-complex="none"/>
    </style:style>
    <style:style style:name="T3" style:family="text">
      <style:text-properties style:text-position="super 58%" style:font-name-asian="Garamond1" style:font-size-asian="12.25pt" style:language-asian="zxx" style:country-asian="none" style:font-name-complex="Garamond1" style:language-complex="zxx" style:country-complex="none"/>
    </style:style>
    <style:style style:name="T4" style:family="text">
      <style:text-properties style:text-position="super 58%" officeooo:rsid="00096459" style:font-name-asian="Garamond1" style:font-size-asian="12.25pt" style:language-asian="zxx" style:country-asian="none" style:font-name-complex="Garamond1" style:language-complex="zxx" style:country-complex="none"/>
    </style:style>
    <style:style style:name="T5" style:family="text">
      <style:text-properties style:text-position="super 58%" style:font-size-asian="12.25pt" style:language-asian="zxx" style:country-asian="none" style:language-complex="zxx" style:country-complex="none"/>
    </style:style>
    <style:style style:name="T6" style:family="text">
      <style:text-properties style:font-name-asian="Garamond1" style:font-name-complex="Garamond1"/>
    </style:style>
    <style:style style:name="T7" style:family="text">
      <style:text-properties officeooo:rsid="000af1b0" style:font-name-asian="Garamond1" style:font-name-complex="Garamond1"/>
    </style:style>
    <style:style style:name="T8" style:family="text">
      <style:text-properties officeooo:rsid="00449a4c" style:font-name-asian="Garamond1" style:font-name-complex="Garamond1"/>
    </style:style>
    <style:style style:name="T9" style:family="text">
      <style:text-properties style:font-name-asian="Garamond1" style:font-size-asian="12.25pt" style:language-asian="zxx" style:country-asian="none" style:font-name-complex="Garamond1" style:language-complex="zxx" style:country-complex="none"/>
    </style:style>
    <style:style style:name="T10" style:family="text">
      <style:text-properties officeooo:rsid="000665e2" style:font-name-asian="Garamond1" style:font-size-asian="12.25pt" style:language-asian="zxx" style:country-asian="none" style:font-name-complex="Garamond1" style:language-complex="zxx" style:country-complex="none"/>
    </style:style>
    <style:style style:name="T11" style:family="text">
      <style:text-properties officeooo:rsid="004a14cc" style:font-name-asian="Garamond1" style:font-size-asian="12.25pt" style:language-asian="zxx" style:country-asian="none" style:font-name-complex="Garamond1" style:language-complex="zxx" style:country-complex="none"/>
    </style:style>
    <style:style style:name="T12" style:family="text">
      <style:text-properties style:font-name-asian="Garamond1" style:font-size-asian="14pt" style:font-name-complex="Garamond1"/>
    </style:style>
    <style:style style:name="T13" style:family="text">
      <style:text-properties officeooo:rsid="002433e3"/>
    </style:style>
    <style:style style:name="T14" style:family="text">
      <style:text-properties fo:font-weight="normal" style:font-name-asian="Garamond1" style:font-size-asian="12.25pt" style:font-weight-asian="normal" style:font-name-complex="Garamond1" style:font-weight-complex="normal"/>
    </style:style>
    <style:style style:name="T15" style:family="text">
      <style:text-properties fo:font-weight="normal" officeooo:rsid="000665e2" style:font-name-asian="Garamond1" style:font-size-asian="12.25pt" style:font-weight-asian="normal" style:font-name-complex="Garamond1" style:font-weight-complex="normal"/>
    </style:style>
    <style:style style:name="T16" style:family="text">
      <style:text-properties fo:font-weight="normal" officeooo:rsid="004a14cc" style:font-name-asian="Garamond1" style:font-size-asian="12.25pt" style:font-weight-asian="normal" style:font-name-complex="Garamond1" style:font-weight-complex="normal"/>
    </style:style>
    <style:style style:name="T17" style:family="text">
      <style:text-properties fo:font-weight="normal" officeooo:rsid="005099c7" style:font-name-asian="Garamond1" style:font-size-asian="12.25pt" style:font-weight-asian="normal" style:font-name-complex="Garamond1" style:font-weight-complex="normal"/>
    </style:style>
    <style:style style:name="T18" style:family="text">
      <style:text-properties style:language-asian="zxx" style:country-asian="none" style:language-complex="zxx" style:country-complex="none"/>
    </style:style>
    <style:style style:name="T19" style:family="text">
      <style:text-properties officeooo:rsid="0047c6fc" style:language-asian="zxx" style:country-asian="none" style:language-complex="zxx" style:country-complex="none"/>
    </style:style>
    <style:style style:name="T20" style:family="text">
      <style:text-properties officeooo:rsid="0048d5e8" style:language-asian="zxx" style:country-asian="none" style:language-complex="zxx" style:country-complex="none"/>
    </style:style>
    <style:style style:name="T21" style:family="text">
      <style:text-properties officeooo:rsid="004a14cc" style:language-asian="zxx" style:country-asian="none" style:language-complex="zxx" style:country-complex="none"/>
    </style:style>
    <style:style style:name="T22" style:family="text">
      <style:text-properties style:text-position="0% 100%" style:font-name-asian="Garamond1" style:font-size-asian="12.25pt" style:language-asian="zxx" style:country-asian="none" style:font-name-complex="Garamond1" style:language-complex="zxx" style:country-complex="none"/>
    </style:style>
    <style:style style:name="T23" style:family="text">
      <style:text-properties style:text-position="0% 100%" officeooo:rsid="00096459" style:font-name-asian="Garamond1" style:font-size-asian="12.25pt" style:language-asian="zxx" style:country-asian="none" style:font-name-complex="Garamond1" style:language-complex="zxx" style:country-complex="none"/>
    </style:style>
    <style:style style:name="T24" style:family="text">
      <style:text-properties style:text-position="0% 100%" style:font-size-asian="12.25pt" style:language-asian="zxx" style:country-asian="none" style:language-complex="zxx" style:country-complex="none"/>
    </style:style>
    <style:style style:name="T25" style:family="text">
      <style:text-properties style:font-size-asian="12.25pt" style:language-asian="zxx" style:country-asian="none" style:language-complex="zxx" style:country-complex="none"/>
    </style:style>
    <style:style style:name="T26" style:family="text">
      <style:text-properties officeooo:rsid="000665e2" style:font-size-asian="12.25pt" style:language-asian="zxx" style:country-asian="none" style:language-complex="zxx" style:country-complex="none"/>
    </style:style>
    <style:style style:name="T27" style:family="text">
      <style:text-properties officeooo:rsid="004a14cc" style:font-size-asian="12.25pt" style:language-asian="zxx" style:country-asian="none" style:language-complex="zxx" style:country-complex="none"/>
    </style:style>
    <style:style style:name="T28" style:family="text">
      <style:text-properties officeooo:rsid="004c26ca" style:font-size-asian="12.25pt" style:language-asian="zxx" style:country-asian="none" style:language-complex="zxx" style:country-complex="none"/>
    </style:style>
    <style:style style:name="T29" style:family="text">
      <style:text-properties officeooo:rsid="004d142a" style:font-size-asian="12.25pt" style:language-asian="zxx" style:country-asian="none" style:language-complex="zxx" style:country-complex="none"/>
    </style:style>
    <style:style style:name="T30" style:family="text">
      <style:text-properties officeooo:rsid="00308f61"/>
    </style:style>
    <style:style style:name="T31" style:family="text">
      <style:text-properties officeooo:rsid="00449a4c"/>
    </style:style>
    <style:style style:name="T32" style:family="text">
      <style:text-properties officeooo:rsid="004527bc"/>
    </style:style>
    <style:style style:name="T33" style:family="text">
      <style:text-properties officeooo:rsid="0045e8de"/>
    </style:style>
    <style:style style:name="T34" style:family="text">
      <style:text-properties officeooo:rsid="0047c6fc"/>
    </style:style>
    <style:style style:name="T35" style:family="text">
      <style:text-properties officeooo:rsid="004a14cc"/>
    </style:style>
    <style:style style:name="T36" style:family="text">
      <style:text-properties fo:font-size="14pt" fo:language="fr" fo:country="FR" fo:font-weight="normal" style:font-name-asian="Garamond1" style:font-size-asian="12.25pt" style:font-weight-asian="normal" style:font-name-complex="Garamond1" style:font-size-complex="14pt" style:font-weight-complex="normal"/>
    </style:style>
    <style:style style:name="T37" style:family="text">
      <style:text-properties fo:font-size="14pt" fo:language="fr" fo:country="FR" fo:font-weight="normal" officeooo:rsid="004a14cc" style:font-name-asian="Garamond1" style:font-size-asian="12.25pt" style:font-weight-asian="normal" style:font-name-complex="Garamond1" style:font-size-complex="14pt" style:font-weight-complex="normal"/>
    </style:style>
    <style:style style:name="T38" style:family="text">
      <style:text-properties fo:font-size="14pt" fo:language="fr" fo:country="FR" fo:font-weight="normal" officeooo:rsid="000806a9" style:font-name-asian="Garamond1" style:font-size-asian="12.25pt" style:font-weight-asian="normal" style:font-name-complex="Garamond1" style:font-size-complex="14pt" style:font-weight-complex="normal"/>
    </style:style>
    <style:style style:name="T39" style:family="text">
      <style:text-properties fo:font-size="14pt" fo:language="fr" fo:country="FR" fo:font-weight="normal" officeooo:rsid="004c26ca" style:font-name-asian="Garamond1" style:font-size-asian="12.25pt" style:font-weight-asian="normal" style:font-name-complex="Garamond1" style:font-size-complex="14pt" style:font-weight-complex="normal"/>
    </style:style>
    <style:style style:name="T40" style:family="text">
      <style:text-properties fo:font-size="14pt" fo:language="fr" fo:country="FR" fo:font-weight="normal" officeooo:rsid="005099c7" style:font-name-asian="Garamond1" style:font-size-asian="12.25pt" style:font-weight-asian="normal" style:font-name-complex="Garamond1" style:font-size-complex="14pt" style:font-weight-complex="normal"/>
    </style:style>
    <style:style style:name="T41" style:family="text">
      <style:text-properties fo:font-weight="bold" style:font-name-asian="Garamond1" style:font-size-asian="14pt" style:font-weight-asian="bold" style:font-name-complex="Garamond1" style:font-weight-complex="bold"/>
    </style:style>
    <style:style style:name="T42" style:family="text">
      <style:text-properties style:font-name="Garamond" fo:font-weight="normal" style:font-name-asian="Garamond1" style:font-size-asian="12.25pt" style:font-weight-asian="normal" style:font-name-complex="Garamond1" style:font-weight-complex="normal"/>
    </style:style>
    <style:style style:name="T43" style:family="text">
      <style:text-properties style:font-name="Garamond" fo:font-weight="normal" officeooo:rsid="000806a9" style:font-name-asian="Garamond1" style:font-size-asian="12.25pt" style:font-weight-asian="normal" style:font-name-complex="Garamond1" style:font-weight-complex="normal"/>
    </style:style>
    <style:style style:name="T44" style:family="text">
      <style:text-properties style:font-name="Garamond" fo:font-weight="normal" officeooo:rsid="004c26ca" style:font-name-asian="Garamond1" style:font-size-asian="12.25pt" style:font-weight-asian="normal" style:font-name-complex="Garamond1" style:font-weight-complex="normal"/>
    </style:style>
    <style:style style:name="T45" style:family="text">
      <style:text-properties style:font-name="Garamond" fo:font-weight="normal" officeooo:rsid="004d142a" style:font-name-asian="Garamond1" style:font-size-asian="12.25pt" style:font-weight-asian="normal" style:font-name-complex="Garamond1" style:font-weight-complex="normal"/>
    </style:style>
    <style:style style:name="T46" style:family="text">
      <style:text-properties style:font-name="Garamond" fo:font-weight="normal" officeooo:rsid="004e23e3" style:font-name-asian="Garamond1" style:font-size-asian="12.25pt" style:font-weight-asian="normal" style:font-name-complex="Garamond1" style:font-weight-complex="normal"/>
    </style:style>
    <style:style style:name="T47" style:family="text">
      <style:text-properties style:font-name="Garamond" fo:font-weight="normal" officeooo:rsid="002e10cb" style:font-name-asian="Garamond1" style:font-size-asian="12.25pt" style:font-weight-asian="normal" style:font-name-complex="Garamond1" style:font-weight-complex="normal"/>
    </style:style>
    <style:style style:name="T48" style:family="text">
      <style:text-properties style:font-name="Garamond" fo:font-weight="normal" officeooo:rsid="00308f61" style:font-name-asian="Garamond1" style:font-size-asian="12.25pt" style:font-weight-asian="normal" style:font-name-complex="Garamond1" style:font-weight-complex="normal"/>
    </style:style>
    <style:style style:name="T49" style:family="text">
      <style:text-properties style:font-name="Garamond" style:font-name-asian="Garamond1" style:font-name-complex="Garamond1"/>
    </style:style>
    <style:style style:name="T50" style:family="text">
      <style:text-properties style:font-name="Garamond" officeooo:rsid="004e9894" style:font-name-asian="Garamond1" style:font-name-complex="Garamond1"/>
    </style:style>
    <style:style style:name="T51" style:family="text">
      <style:text-properties style:font-name="Garamond" fo:background-color="#ffffff" loext:char-shading-value="0"/>
    </style:style>
    <style:style style:name="T52" style:family="text">
      <style:text-properties style:font-name="Garamond" fo:background-color="#ffffff" loext:char-shading-value="0" style:font-name-asian="Garamond1" style:font-name-complex="Garamond1"/>
    </style:style>
    <style:style style:name="T53" style:family="text">
      <style:text-properties style:font-name="Garamond" officeooo:rsid="00449a4c" fo:background-color="#ffffff" loext:char-shading-value="0" style:font-name-asian="Garamond1" style:font-name-complex="Garamond1"/>
    </style:style>
    <style:style style:name="T54" style:family="text">
      <style:text-properties style:font-name="Garamond" officeooo:rsid="000af1b0" fo:background-color="#ffffff" loext:char-shading-value="0" style:font-name-asian="Garamond1" style:font-name-complex="Garamond1"/>
    </style:style>
    <style:style style:name="T55" style:family="text">
      <style:text-properties style:font-name="Garamond" officeooo:rsid="003f2bd7" fo:background-color="#ffffff" loext:char-shading-value="0" style:font-name-asian="Garamond1" style:font-name-complex="Garamond1"/>
    </style:style>
    <style:style style:name="T56" style:family="text">
      <style:text-properties style:font-name="Garamond" officeooo:rsid="004f6313" fo:background-color="#ffffff" loext:char-shading-value="0" style:font-name-asian="Garamond1" style:font-name-complex="Garamond1"/>
    </style:style>
    <style:style style:name="T57" style:family="text">
      <style:text-properties style:font-name="Garamond" officeooo:rsid="003fa217" fo:background-color="#ffffff" loext:char-shading-value="0"/>
    </style:style>
    <style:style style:name="T58" style:family="text">
      <style:text-properties style:font-name="Garamond" officeooo:rsid="004ea584" fo:background-color="#ffffff" loext:char-shading-value="0"/>
    </style:style>
    <style:style style:name="T59" style:family="text">
      <style:text-properties style:font-name="Garamond" officeooo:rsid="00449a4c" fo:background-color="#ffffff" loext:char-shading-value="0"/>
    </style:style>
    <style:style style:name="T60" style:family="text">
      <style:text-properties style:font-name="Garamond" officeooo:rsid="00308f61" fo:background-color="#ffffff" loext:char-shading-value="0"/>
    </style:style>
    <style:style style:name="T61" style:family="text">
      <style:text-properties style:font-name="Garamond" fo:font-size="14pt" fo:language="fr" fo:country="FR" fo:font-weight="normal" officeooo:rsid="004e23e3" fo:background-color="#ffffff" loext:char-shading-value="0" style:font-name-asian="Garamond1" style:font-size-asian="12.25pt" style:font-weight-asian="normal" style:font-name-complex="Garamond1" style:font-size-complex="14pt" style:font-weight-complex="normal"/>
    </style:style>
    <style:style style:name="T62" style:family="text">
      <style:text-properties style:font-name="Garamond" fo:font-size="14pt" fo:language="fr" fo:country="FR" fo:font-weight="normal" officeooo:rsid="0048d5e8" fo:background-color="#ffffff" loext:char-shading-value="0" style:font-name-asian="Garamond1" style:font-size-asian="12.25pt" style:font-weight-asian="normal" style:font-name-complex="Garamond1" style:font-size-complex="14pt" style:font-weight-complex="normal"/>
    </style:style>
    <style:style style:name="T63" style:family="text">
      <style:text-properties officeooo:rsid="004e23e3"/>
    </style:style>
    <style:style style:name="T64" style:family="text">
      <style:text-properties fo:background-color="#ffffff" loext:char-shading-value="0"/>
    </style:style>
    <style:style style:name="T65" style:family="text">
      <style:text-properties officeooo:rsid="004e23e3" fo:background-color="#ffffff" loext:char-shading-value="0"/>
    </style:style>
    <style:style style:name="T66" style:family="text">
      <style:text-properties officeooo:rsid="004ea584" fo:background-color="#ffffff" loext:char-shading-value="0"/>
    </style:style>
    <style:style style:name="T67" style:family="text">
      <style:text-properties officeooo:rsid="002d25dc" fo:background-color="#ffffff" loext:char-shading-value="0"/>
    </style:style>
    <style:style style:name="T68" style:family="text">
      <style:text-properties officeooo:rsid="002e95a0" fo:background-color="#ffffff" loext:char-shading-value="0"/>
    </style:style>
    <style:style style:name="T69" style:family="text">
      <style:text-properties officeooo:rsid="003fa217" fo:background-color="#ffffff" loext:char-shading-value="0"/>
    </style:style>
    <style:style style:name="T70" style:family="text">
      <style:text-properties officeooo:rsid="004ea584"/>
    </style:style>
    <style:style style:name="T71" style:family="text">
      <style:text-properties officeooo:rsid="004f6313"/>
    </style:style>
    <style:style style:name="T72" style:family="text">
      <style:text-properties officeooo:rsid="005099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Chronologie <text:span text:style-name="T34">Strani</text:span></text:p>
      <text:p text:style-name="P55"/>
      <text:p text:style-name="P2"/>
      <text:p text:style-name="P47"><text:span text:style-name="T18">Cette chronologie relate tous les événements majeurs de l’Histoire </text:span><text:span text:style-name="T19">Strani</text:span><text:span text:style-name="T18"> depuis le </text:span><text:span text:style-name="T20">début</text:span><text:span text:style-name="T18"> du </text:span><text:span text:style-name="T21">18</text:span><text:span text:style-name="T2">eme</text:span><text:span text:style-name="T18"> siècle </text:span><text:span text:style-name="T20">(les dates ont été converties en anciennes mesures terriennes pour faciliter la lecture).</text:span></text:p>
      <text:p text:style-name="P34"/>
      <text:p text:style-name="P39"><text:span text:style-name="T11">18</text:span><text:span text:style-name="T3">eme</text:span><text:span text:style-name="T22"> siècle :</text:span></text:p>
      <text:p text:style-name="P46"/>
      <text:p text:style-name="P35"><text:span text:style-name="T35">1715 </text:span>– <text:span text:style-name="T35">Les trois grandes nations Stranis entre en état de guerre froide. l’Union Fédérale Strani (UFS), l’Empire Klars et l’Alliance des Royaumes Indépendants (ARI).</text:span></text:p>
      <text:p text:style-name="P28"><text:span text:style-name="T16">1736</text:span><text:span text:style-name="T15"> – </text:span><text:span text:style-name="T16">Les tentions dans les états neutres s’accentue</text:span><text:span text:style-name="T17">nt</text:span><text:span text:style-name="T16"> à mesure que les superpuissances tentent d’imposer leur influence.</text:span></text:p>
      <text:p text:style-name="P33"><text:span text:style-name="T16">1</text:span><text:span text:style-name="T14">754 – Début de la course à l’espace.</text:span></text:p>
      <text:p text:style-name="P36"><text:span text:style-name="T35">1759</text:span> – <text:span text:style-name="T35">Premier Strani (UFS) dans l’espace.</text:span></text:p>
      <text:p text:style-name="P37">1765 – Premier Strani (Klars) sur la lune de Sotolia</text:p>
      <text:p text:style-name="P28"><text:span text:style-name="T16">1770</text:span><text:span text:style-name="T15"> – </text:span><text:span text:style-name="T16">Projet conjoint de station spatiale internationale</text:span></text:p>
      <text:p text:style-name="P37">1785 – Grand traité de libre échange mondiale, fin de la guerre froide.</text:p>
      <text:p text:style-name="P38"/>
      <text:p text:style-name="P40"><text:span text:style-name="T27">19</text:span><text:span text:style-name="T5">eme</text:span><text:span text:style-name="T24"> siècle :</text:span></text:p>
      <text:p text:style-name="P43"><text:span text:style-name="T37">1812</text:span><text:span text:style-name="T38"> – </text:span><text:span text:style-name="T37">L’économie mondialisée se met en place, les différence</text:span><text:span text:style-name="T40">s</text:span><text:span text:style-name="T37"> économiques des différents royaumes de l’ARI la plonge dans un</text:span><text:span text:style-name="T40">e</text:span><text:span text:style-name="T37"> période de troubles politiques.</text:span></text:p>
      <text:p text:style-name="P37">1820 – L’ARI est dissoute, les différents royaumes se regroupe en plus petites alliances ou rejoignent l’UFS ou l’Empire Klars selon leur proximité.</text:p>
      <text:p text:style-name="P57">1821 – La dissolution de l’ARI à provoqué une onde de choc sur les marchés économiques.</text:p>
      <text:p text:style-name="P57">1826 – La crise de l’ARI se fait toujours ressentir et l’Empire <text:s/>montre des difficultés à maintenir sa stabilité.</text:p>
      <text:p text:style-name="P57">1835 – Grande récession, l’instabilité politique de l’UFS et économique de l’Empire provoque un effondrement de l’économie mondialisée.</text:p>
      <text:p text:style-name="P57">1836 – L’Empire est éclaté suite au décès de l’Empereur en 5 partis, <text:s/>l’UFS est scindée en 2 nations en réponse au choc économique.</text:p>
      <text:p text:style-name="P44"><text:span text:style-name="T36">18</text:span><text:span text:style-name="T39">45</text:span><text:span text:style-name="T36"> – Première guerre mondiale généralisé à tous les blocs des anciennes superpuissances.</text:span></text:p>
      <text:p text:style-name="P44"><text:span text:style-name="T36">18</text:span><text:span text:style-name="T39">46</text:span><text:span text:style-name="T36"> – La majorité des nations neutres et indépendantes sont contrainte de rejoindre le conflit, ne serait-ce que pour se protéger des invasions.</text:span></text:p>
      <text:p text:style-name="P44"><text:span text:style-name="T36">18</text:span><text:span text:style-name="T39">52</text:span><text:span text:style-name="T36"> – Création et utilisation de la première arme nucléaire.</text:span></text:p>
      <text:p text:style-name="P44"><text:span text:style-name="T36">18</text:span><text:span text:style-name="T39">53</text:span><text:span text:style-name="T36"> – La guerre est terminée sur un statu quo</text:span></text:p>
      <text:p text:style-name="P44"><text:span text:style-name="T36">18</text:span><text:span text:style-name="T39">54</text:span><text:span text:style-name="T36"> – Le Royaume Sras (issu de l’Empire) menace le monde de ses armes nucléaires. L’Empire Klars est reformé et renommé Empire Sras.</text:span></text:p>
      <text:p text:style-name="P44"><text:span text:style-name="T36">18</text:span><text:span text:style-name="T39">60</text:span><text:span text:style-name="T36"> – L’Empire Sras déclenche une campagne d’annexion de ses voisins. Les 2 blocs de l’UFS reforme l’Union.</text:span></text:p>
      <text:p text:style-name="P44"><text:span text:style-name="T36">18</text:span><text:span text:style-name="T39">85</text:span><text:span text:style-name="T36"> – L’UFS s’équipe de l’arme atomique.</text:span></text:p>
      <text:p text:style-name="P44"><text:span text:style-name="T36">18</text:span><text:span text:style-name="T39">90</text:span><text:span text:style-name="T36"> – La situation politique est similaire </text:span><text:span text:style-name="T39">à celle de 1820.</text:span></text:p>
      <text:p text:style-name="P58"/>
      <text:p text:style-name="P58"/>
      <text:p text:style-name="P41"><text:soft-page-break/><text:span text:style-name="T28">20</text:span><text:span text:style-name="T5">eme</text:span><text:span text:style-name="T24"> siècle :</text:span></text:p>
      <text:p text:style-name="P45"/>
      <text:p text:style-name="P28"><text:span text:style-name="T44">1901</text:span><text:span text:style-name="T43"> – </text:span><text:span text:style-name="T44">Tout le monde craint une répétition de 1836, un plan de dissolution est préparé par le fils de l’Empereur contre l’avis de ce dernier.</text:span></text:p>
      <text:p text:style-name="P59">1904 – Mort de l’Empereur Sras, son fils qui lui succède met en place le plan de dissolution de l’Empire.</text:p>
      <text:p text:style-name="P59">1905 – L’Empire est dissout en plusieurs nations chacune libres et indépendantes.</text:p>
      <text:p text:style-name="P59">Ces nations fondent la Coalition de l’Est.</text:p>
      <text:p text:style-name="P59">1908 – Suivant l’exemple de l’Empire, l’UFS met en place un plan de scission similaire.</text:p>
      <text:p text:style-name="P59">1912 – Il n’y a plus de superpuissances, les nations coopèrent dans une nouvelle économie mondialisée.</text:p>
      <text:p text:style-name="P59">1914 – Traités de Trane, afin d’éviter la crise de 1812, de sévères restrictions économiques sont mises en place.</text:p>
      <text:p text:style-name="P29"><text:span text:style-name="T42">1935 – </text:span><text:span text:style-name="T45">Les nations du monde s’unissent autour d’un grand projet international, la colonisation de la Lune.</text:span></text:p>
      <text:p text:style-name="P30"><text:span text:style-name="T45">1</text:span><text:span text:style-name="T42">952 – Début de la construction de la colonie lunaire.</text:span></text:p>
      <text:p text:style-name="P30"><text:span text:style-name="T45">1</text:span><text:span text:style-name="T42">960 – La colonie lunaire est établie avec un système politique indépendant</text:span></text:p>
      <text:p text:style-name="P60">1962 – Nouveau projet international, la colonisation du système solaire.</text:p>
      <text:p text:style-name="P60">1970 – Les projets spatiaux ont permis de former une grande stabilité politique dans la majorité des nations du monde. De grandes unions économiques se créent.</text:p>
      <text:p text:style-name="P60">1993 – Premiers voyages spatiaux accessibles au publique.</text:p>
      <text:p text:style-name="P60"/>
      <text:p text:style-name="P42"><text:span text:style-name="T28">2</text:span><text:span text:style-name="T29">1</text:span><text:span text:style-name="T5">eme</text:span><text:span text:style-name="T24"> siècle :</text:span></text:p>
      <text:p text:style-name="P59"/>
      <text:p text:style-name="P60">2012 – « Révolution du Metal », l’exploitation des astéroïdes du système permet de décupler la production à partir de métaux rares.</text:p>
      <text:p text:style-name="P32"><text:span text:style-name="T42">2018 – </text:span><text:span text:style-name="T47">Découverte de l’émetteur de champ de force</text:span><text:span text:style-name="T48">s</text:span><text:span text:style-name="T47"> gravitationnel</text:span><text:span text:style-name="T48">les</text:span><text:span text:style-name="T47"> (</text:span><text:a xlink:type="simple" xlink:href="https://drive.google.com/file/d/1AnPzKM4x6D1aBArpQwK9UGtQXWJCUjRD/view" text:style-name="Internet_20_link" text:visited-style-name="Visited_20_Internet_20_Link"><text:span text:style-name="T47">Boucliers</text:span></text:a><text:span text:style-name="T47">)</text:span></text:p>
      <text:p text:style-name="P60">2035 – Toutes les planètes habitables du système sont colonisés</text:p>
      <text:p text:style-name="P60">2046 – Toutes les planètes sont exploitées.</text:p>
      <text:p text:style-name="P31"><text:span text:style-name="T42">2068 – </text:span><text:span text:style-name="T46">Nouveau projet spatial : créer une sphère de Dyson – projet Lis</text:span></text:p>
      <text:p text:style-name="P61">2090 – Le projet Lis est mis en chantier.</text:p>
      <text:p text:style-name="P5"/>
      <text:p text:style-name="P48"><text:span text:style-name="T10">2</text:span><text:span text:style-name="T9">2</text:span><text:span text:style-name="T4">eme</text:span><text:span text:style-name="T23"> siècle :</text:span></text:p>
      <text:p text:style-name="P51"/>
      <text:p text:style-name="P5">2101 – <text:span text:style-name="T63">Première étape du projet Lis terminée, fin du projet estimé à 20 ans.</text:span></text:p>
      <text:p text:style-name="P6">21<text:span text:style-name="T63">22</text:span> – <text:span text:style-name="T63">Lis est terminé, l’apport énergétique fournie permet une liberté sans précédent.</text:span></text:p>
      <text:p text:style-name="P10"><text:span text:style-name="T64">2124 – Fondation de la République Strani, </text:span><text:span text:style-name="T65">union de toutes les nations pour préparer l’exploration spatiale. La langue Trane est imposée.</text:span></text:p>
      <text:p text:style-name="P12"><text:span text:style-name="T65">2</text:span><text:span text:style-name="T64">129 – </text:span><text:span text:style-name="T65">Découverte du Générateur de Trou de Ver (</text:span><text:a xlink:type="simple" xlink:href="https://drive.google.com/file/d/127svzqz5A4WEZcN4mJ-YT9XM5sNiHuuV/edit" text:style-name="Internet_20_link" text:visited-style-name="Visited_20_Internet_20_Link"><text:span text:style-name="T65">GTV</text:span></text:a><text:span text:style-name="T65">).</text:span></text:p>
      <text:p text:style-name="P63">2135 – Projet <text:a xlink:type="simple" xlink:href="https://drive.google.com/file/d/1R9AWkVkfMSJ9ysJcmNCS1Zk48m5LbVoi/view" text:style-name="Internet_20_link" text:visited-style-name="Visited_20_Internet_20_Link"><text:span text:style-name="T69">Tr'Traris</text:span></text:a><text:span text:style-name="T69"> </text:span>lancée, création d’automates alimentés par Lis pour créer une force de travail inépuisable.</text:p>
      <text:p text:style-name="P11">2142 – Premier Tr’Traris en activité, cela pose des problèmes de sociétés.</text:p>
      <text:p text:style-name="P11">2144 – Révolution sociétale, la force de travail des Tr’Traris est telle que toute l’organisation de la société est repensée pour la prendre en compte.</text:p>
      <text:p text:style-name="P14"><text:span text:style-name="T49">2145 – Age d’or de la République, </text:span><text:span text:style-name="T50">début de l’expansion extra-stellaire.</text:span></text:p>
      <text:p text:style-name="P15"><text:span text:style-name="T50">2</text:span><text:span text:style-name="T49">151 – Première colonie extra-stellaire.</text:span></text:p>
      <text:p text:style-name="P27"><text:soft-page-break/><text:span text:style-name="T62">2170 – Rébellion Tr’Traris, </text:span><text:span text:style-name="T61">dans la recherche de plus d’autonomie, les Tr’Traris ont acquis une forme de conscience et se rebellent.</text:span></text:p>
      <text:p text:style-name="P11">2175 – Les Tr’Traris s’organisent et possèdent un apport d’énergie infini grâce à Lis que l’Union refuse de détruire puisqu’il s’en sert également. La fin de Lis implique la mort des colonies du système et la fin de l’expansion spatiale.</text:p>
      <text:p text:style-name="P11">2176 – Début de la guerre ouverte entre les Tr’Traris et la République.</text:p>
      <text:p text:style-name="P12">2191 – L’avancée Tr’Traris contraint les derniers Strani à quitter <text:span text:style-name="T35">Sotolia.</text:span></text:p>
      <text:p text:style-name="P6"/>
      <text:p text:style-name="P49"><text:span text:style-name="T26">2</text:span><text:span text:style-name="T25">3</text:span><text:span text:style-name="T5">eme</text:span><text:span text:style-name="T24"> siècle :</text:span></text:p>
      <text:p text:style-name="P52"/>
      <text:p text:style-name="P5"><text:span text:style-name="T51">2214 – Premier contact avec une race extra-terrestre, </text:span><text:span text:style-name="T57">les </text:span><text:span text:style-name="T58">Humains</text:span><text:span text:style-name="T51">, des émissaires sont envoyés de part et d’autre afin de briser la barrière de la </text:span><text:a xlink:type="simple" xlink:href="https://drive.google.com/file/d/1GcO3r7o2T98zBruk_55BdMYLbUcrfTGL/view" text:style-name="Internet_20_link" text:visited-style-name="Visited_20_Internet_20_Link"><text:span text:style-name="T51">langue</text:span></text:a></text:p>
      <text:p text:style-name="P5"><text:span text:style-name="T64">2217 – La langue des </text:span><text:span text:style-name="T66">Humains</text:span><text:span text:style-name="T64"> est décryptée, signature d’un traité d’échange commercial et instauration par la Guilde </text:span><text:span text:style-name="T66">(</text:span><text:a xlink:type="simple" xlink:href="https://drive.google.com/file/d/1eKdRmeJ8G9Ovjw94ZNR_--Wmgfz7lXTR/view" text:style-name="Internet_20_link" text:visited-style-name="Visited_20_Internet_20_Link"><text:span text:style-name="T64">organisation</text:span></text:a><text:span text:style-name="T64"> </text:span><text:span text:style-name="T66">humaine) </text:span><text:span text:style-name="T64">d’un</text:span><text:span text:style-name="T66">e</text:span><text:span text:style-name="T64"> monnaie commune, le Koni</text:span></text:p>
      <text:p text:style-name="P17">2219 – Première conférence galactique des poids et mesures, harmonisation des unités entre Stranis <text:span text:style-name="T70">et Humains</text:span></text:p>
      <text:p text:style-name="P4"><text:span text:style-name="T51">2220 – Cycle 0 du </text:span><text:a xlink:type="simple" xlink:href="https://drive.google.com/file/d/1dPuoTOPDRdKNSH7T7MqxkADND6KZwOqq/view" text:style-name="Internet_20_link" text:visited-style-name="Visited_20_Internet_20_Link"><text:span text:style-name="T51">Calendrier Galactique</text:span></text:a></text:p>
      <text:p text:style-name="P65">2234 – Premier Strani à entrer au Consortium</text:p>
      <text:p text:style-name="P7">22<text:span text:style-name="T70">47</text:span> – La technologie des implants crânien<text:span text:style-name="T30">s</text:span> est <text:span text:style-name="T70">applicable aux Stranis</text:span></text:p>
      <text:p text:style-name="P16">2295 – Première planète co-colonisé par <text:span text:style-name="T70">la République</text:span> <text:span text:style-name="T70">et l’Union (autre organisation humaine).</text:span></text:p>
      <text:p text:style-name="P5"/>
      <text:p text:style-name="P49"><text:span text:style-name="T26">2</text:span><text:span text:style-name="T25">4</text:span><text:span text:style-name="T5">eme</text:span><text:span text:style-name="T24"> siècle :</text:span></text:p>
      <text:p text:style-name="P52"/>
      <text:p text:style-name="P8"><text:span text:style-name="T64">2317 – Centenaire du premier traité Humano-Str</text:span><text:span text:style-name="T67">a</text:span><text:span text:style-name="T64">ni </text:span></text:p>
      <text:p text:style-name="P19">2352 – Découverte d’une nouvelle race extraterrestre nommé<text:span text:style-name="T72">e</text:span> Torks</text:p>
      <text:p text:style-name="P19">2355 – A la vue de l’expansion des Torks, l’extermination totale est décrété par <text:span text:style-name="T70">la République</text:span> <text:span text:style-name="T70">et l’Alliance (organisation militaire humaine)</text:span></text:p>
      <text:p text:style-name="P8"><text:span text:style-name="T64">2356 – Les </text:span><text:span text:style-name="T66">forces armées </text:span><text:span text:style-name="T64">Stranis intègrent l’Alliance</text:span></text:p>
      <text:p text:style-name="P64"><text:span text:style-name="T51">2370 – </text:span><text:span text:style-name="T58">Un c</text:span><text:span text:style-name="T51">essez-le-feu </text:span><text:span text:style-name="T58">avec </text:span><text:span text:style-name="T51">les </text:span><text:span text:style-name="T65">Tr’Traris</text:span><text:span text:style-name="T51"> </text:span><text:span text:style-name="T58">est mis en place pour concentrer l’effort de guerre sur les Torks.</text:span></text:p>
      <text:p text:style-name="P9"><text:span text:style-name="T64">23</text:span><text:span text:style-name="T68">97</text:span><text:span text:style-name="T64"> – Les Torks ont été repoussés hors de l’espace colonisé, </text:span><text:span text:style-name="T66">la République déplore la perte de 48 planètes (dont 11 colonies) durant la guerre (Tr’Traris non compris)</text:span></text:p>
      <text:p text:style-name="P9"/>
      <text:p text:style-name="P49"><text:span text:style-name="T26">2</text:span><text:span text:style-name="T25">5</text:span><text:span text:style-name="T5">eme</text:span><text:span text:style-name="T24"> siècle :</text:span></text:p>
      <text:p text:style-name="P53"/>
      <text:p text:style-name="P20">2406 – Les Stranis peuvent maintenant intégrer la Confédération humaine via une naturalisation et réciproquement.</text:p>
      <text:p text:style-name="P19">2421 – Première « frontière » commune entre <text:span text:style-name="T70">la République et la Confédération humaine.</text:span></text:p>
      <text:p text:style-name="P18">2456 – Centenaire de l’Alliance entre Stranis <text:span text:style-name="T71">et Humains </text:span>face aux Torks</text:p>
      <text:p text:style-name="P19">2486 – Découverte d’une nouvelle race extraterrestre dans un système isolé, la non-intervention est décrété<text:span text:style-name="T30">e</text:span> par l’<text:span text:style-name="T33">Union</text:span>. Les Vada<text:span text:style-name="T31">s</text:span> sont sous observation</text:p>
      <text:p text:style-name="P3"><text:span text:style-name="T51">2490 – La </text:span><text:a xlink:type="simple" xlink:href="https://drive.google.com/file/d/1GcO3r7o2T98zBruk_55BdMYLbUcrfTGL/view" text:style-name="Internet_20_link" text:visited-style-name="Visited_20_Internet_20_Link"><text:span text:style-name="T51">langue</text:span></text:a><text:span text:style-name="T51"> des Vada</text:span><text:span text:style-name="T59">s</text:span><text:span text:style-name="T51"> est décrypté</text:span><text:span text:style-name="T60">e</text:span><text:span text:style-name="T51"> par un Strani</text:span></text:p>
      <text:p text:style-name="P50"/>
      <text:p text:style-name="P50"><text:soft-page-break/></text:p>
      <text:p text:style-name="P49"><text:span text:style-name="T26">2</text:span><text:span text:style-name="T25">6</text:span><text:span text:style-name="T5">eme</text:span><text:span text:style-name="T24"> siècle :</text:span></text:p>
      <text:p text:style-name="P52"/>
      <text:p text:style-name="P21">2510 – Des factions Tr'Tari indépendantes s’établissent sur des planètes « <text:span text:style-name="T30">N</text:span>on viable »</text:p>
      <text:p text:style-name="P22">2514 – Première liaison commerciale entre la Guilde et une faction <text:span text:style-name="T13">Tr'Tari, la République dénonce un comportement dangereux.</text:span></text:p>
      <text:p text:style-name="P13"><text:span text:style-name="T52">2543 – Les Vada</text:span><text:span text:style-name="T53">s</text:span><text:span text:style-name="T52"> explorent l’espace, </text:span><text:span text:style-name="T56">la République et l’Union</text:span><text:span text:style-name="T52"> décident de fonder <text:s/>un lieu de coopération inter-espèce sur une planète neutre, </text:span><text:span text:style-name="T54">le </text:span><text:a xlink:type="simple" xlink:href="https://drive.google.com/file/d/1tdH3fxrEO6eTre-H9htaplrJcct80qr4/view" text:style-name="Internet_20_link" text:visited-style-name="Visited_20_Internet_20_Link"><text:span text:style-name="T54">Conseil Galactique</text:span></text:a><text:span text:style-name="T54"> est établi </text:span><text:span text:style-name="T55">sur Matro IV</text:span><text:span text:style-name="T54">, les Vada</text:span><text:span text:style-name="T53">s</text:span><text:span text:style-name="T54"> sont invités à le rejoindre</text:span></text:p>
      <text:p text:style-name="P23"><text:span text:style-name="T7">2</text:span><text:span text:style-name="T6">544 – Les Vada</text:span><text:span text:style-name="T8">s</text:span><text:span text:style-name="T6"> intègrent le Consortium</text:span></text:p>
      <text:p text:style-name="P24"><text:span text:style-name="T7">2</text:span><text:span text:style-name="T6">572 – Lancement du projet </text:span><text:span text:style-name="T41">Ω </text:span><text:span text:style-name="T12">par le conseil</text:span></text:p>
      <text:p text:style-name="P26">2576 – Aujourd’hui</text:p>
      <text:p text:style-name="P26"/>
      <text:p text:style-name="P25"/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Garamond1" svg:font-family="Garamond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cm" loext:contextual-spacing="false" fo:text-align="end" style:justify-single-word="false"/>
      <style:text-properties officeooo:rsid="0019af2d" officeooo:paragraph-rsid="0019af2d"/>
    </style:style>
    <style:style style:name="MT1" style:family="text">
      <style:text-properties officeooo:rsid="001feb0d"/>
    </style:style>
    <style:page-layout style:name="Mpm1">
      <style:page-layout-properties fo:page-width="21.001cm" fo:page-height="29.7cm" style:num-format="1" style:print-orientation="portrait" fo:margin-top="0cm" fo:margin-bottom="2cm" fo:margin-left="2cm" fo:margin-right="1.98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style:shadow="none" fo:background-color="transparent" style:dynamic-spacing="false" draw:fill="none" draw:fill-color="#99ccff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>Par <text:span text:style-name="MT1">Orion le MJ</text:span> | Page <text:page-number text:select-page="current">1</text:page-number>/<text:page-count>4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11M18S</meta:editing-duration>
    <meta:editing-cycles>57</meta:editing-cycles>
    <meta:generator>LibreOffice/6.0.2.1$Windows_X86_64 LibreOffice_project/f7f06a8f319e4b62f9bc5095aa112a65d2f3ac89</meta:generator>
    <dc:date>2020-04-01T16:39:37.072000000</dc:date>
    <meta:document-statistic meta:table-count="0" meta:image-count="0" meta:object-count="0" meta:page-count="4" meta:paragraph-count="89" meta:word-count="1161" meta:character-count="7586" meta:non-whitespace-character-count="6433"/>
    <meta:user-defined meta:name="Info 1"/>
    <meta:user-defined meta:name="Info 2"/>
    <meta:user-defined meta:name="Info 3"/>
    <meta:user-defined meta:name="Info 4"/>
  </office:meta>
</office:document-meta>
</file>